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42d8f9" officeooo:paragraph-rsid="004e61e4"/>
    </style:style>
    <style:style style:name="P4" style:family="paragraph" style:parent-style-name="Text_20_body" style:list-style-name="L1">
      <style:text-properties style:font-name="Bitstream Charter" officeooo:rsid="00604234" officeooo:paragraph-rsid="0067c743"/>
    </style:style>
    <style:style style:name="P5" style:family="paragraph" style:parent-style-name="Text_20_body" style:list-style-name="L1">
      <style:text-properties style:font-name="Bitstream Charter" officeooo:rsid="0033a529" officeooo:paragraph-rsid="00368dc7"/>
    </style:style>
    <style:style style:name="P6" style:family="paragraph" style:parent-style-name="Text_20_body" style:list-style-name="L1">
      <style:text-properties style:font-name="Bitstream Charter" officeooo:rsid="0033a529" officeooo:paragraph-rsid="0067c743"/>
    </style:style>
    <style:style style:name="P7" style:family="paragraph" style:parent-style-name="Text_20_body" style:list-style-name="L1">
      <style:text-properties style:font-name="Bitstream Charter" officeooo:rsid="004034ad" officeooo:paragraph-rsid="004034ad"/>
    </style:style>
    <style:style style:name="P8" style:family="paragraph" style:parent-style-name="Text_20_body" style:list-style-name="L1">
      <style:text-properties style:font-name="Bitstream Charter" officeooo:rsid="00368dc7" officeooo:paragraph-rsid="00368dc7"/>
    </style:style>
    <style:style style:name="P9" style:family="paragraph" style:parent-style-name="Text_20_body" style:list-style-name="L1">
      <style:text-properties style:font-name="Bitstream Charter" officeooo:rsid="0065400b" officeooo:paragraph-rsid="0066ae31"/>
    </style:style>
    <style:style style:name="P10" style:family="paragraph" style:parent-style-name="Text_20_body" style:list-style-name="L2">
      <style:text-properties style:font-name="Bitstream Charter" officeooo:rsid="0021f0e8" officeooo:paragraph-rsid="0021f0e8"/>
    </style:style>
    <style:style style:name="P11" style:family="paragraph" style:parent-style-name="Text_20_body" style:list-style-name="L2">
      <style:text-properties style:font-name="Bitstream Charter" officeooo:rsid="004c0125" officeooo:paragraph-rsid="004c0125"/>
    </style:style>
    <style:style style:name="P12" style:family="paragraph" style:parent-style-name="Text_20_body" style:list-style-name="L1">
      <style:text-properties style:font-name="Bitstream Charter" officeooo:rsid="004c0125" officeooo:paragraph-rsid="0066ae31"/>
    </style:style>
    <style:style style:name="P13" style:family="paragraph" style:parent-style-name="Text_20_body" style:list-style-name="L2">
      <style:text-properties style:font-name="Bitstream Charter" officeooo:rsid="004823cf" officeooo:paragraph-rsid="004823cf"/>
    </style:style>
    <style:style style:name="P14" style:family="paragraph" style:parent-style-name="Text_20_body" style:list-style-name="L1">
      <style:text-properties style:font-name="Bitstream Charter" officeooo:rsid="005dedd8" officeooo:paragraph-rsid="0066ae31"/>
    </style:style>
    <style:style style:name="P15" style:family="paragraph" style:parent-style-name="Text_20_body" style:list-style-name="L3">
      <style:text-properties style:font-name="Bitstream Charter" officeooo:rsid="004c708d" officeooo:paragraph-rsid="004c708d"/>
    </style:style>
    <style:style style:name="P16" style:family="paragraph" style:parent-style-name="Text_20_body" style:list-style-name="L3">
      <style:text-properties style:font-name="Bitstream Charter" officeooo:rsid="003411c3" officeooo:paragraph-rsid="003411c3"/>
    </style:style>
    <style:style style:name="P17" style:family="paragraph" style:parent-style-name="Text_20_body" style:list-style-name="L3">
      <style:text-properties style:font-name="Bitstream Charter" officeooo:rsid="003982d4" officeooo:paragraph-rsid="003982d4"/>
    </style:style>
    <style:style style:name="P18" style:family="paragraph" style:parent-style-name="Text_20_body" style:list-style-name="L3">
      <style:text-properties style:font-name="Bitstream Charter" officeooo:rsid="0035b71c" officeooo:paragraph-rsid="0035b71c"/>
    </style:style>
    <style:style style:name="P19" style:family="paragraph" style:parent-style-name="Text_20_body" style:list-style-name="L4">
      <style:text-properties style:font-name="Bitstream Charter" officeooo:rsid="001958e1" officeooo:paragraph-rsid="001958e1"/>
    </style:style>
    <style:style style:name="P20" style:family="paragraph" style:parent-style-name="Text_20_body" style:list-style-name="L7">
      <style:text-properties style:font-name="Bitstream Charter" officeooo:rsid="001958e1" officeooo:paragraph-rsid="001958e1"/>
    </style:style>
    <style:style style:name="P21" style:family="paragraph" style:parent-style-name="Text_20_body" style:list-style-name="L5">
      <style:text-properties style:font-name="Bitstream Charter" officeooo:rsid="001a0c0e" officeooo:paragraph-rsid="001a0c0e"/>
    </style:style>
    <style:style style:name="P22" style:family="paragraph" style:parent-style-name="Text_20_body" style:list-style-name="L6">
      <style:text-properties style:font-name="Bitstream Charter" officeooo:rsid="001ac9ef" officeooo:paragraph-rsid="001ac9ef"/>
    </style:style>
    <style:style style:name="P23" style:family="paragraph" style:parent-style-name="Text_20_body" style:list-style-name="L1">
      <style:text-properties style:font-name="Bitstream Charter" officeooo:rsid="0066ae31" officeooo:paragraph-rsid="0067c743"/>
    </style:style>
    <style:style style:name="P24" style:family="paragraph" style:parent-style-name="Text_20_body" style:list-style-name="L3">
      <style:text-properties style:font-name="Bitstream Charter" officeooo:rsid="0066ae31" officeooo:paragraph-rsid="0066ae31"/>
    </style:style>
    <style:style style:name="P25" style:family="paragraph" style:parent-style-name="Text_20_body" style:list-style-name="L1">
      <style:text-properties style:font-name="Bitstream Charter" officeooo:rsid="006703d3" officeooo:paragraph-rsid="0067c743"/>
    </style:style>
    <style:style style:name="P26" style:family="paragraph" style:parent-style-name="Text_20_body" style:list-style-name="L1">
      <style:text-properties style:font-name="Bitstream Charter" officeooo:rsid="00677c3f" officeooo:paragraph-rsid="00677c3f"/>
    </style:style>
    <style:style style:name="P27" style:family="paragraph" style:parent-style-name="Text_20_body" style:list-style-name="L1">
      <style:text-properties style:font-name="Bitstream Charter" officeooo:rsid="00677c3f" officeooo:paragraph-rsid="0067c743"/>
    </style:style>
    <style:style style:name="P28" style:family="paragraph" style:parent-style-name="Text_20_body" style:list-style-name="L7">
      <style:text-properties officeooo:paragraph-rsid="001958e1"/>
    </style:style>
    <style:style style:name="P29" style:family="paragraph" style:parent-style-name="Text_20_body" style:list-style-name="L7">
      <style:text-properties style:text-line-through-style="solid" style:text-line-through-type="double" style:font-name="Bitstream Charter" officeooo:rsid="001958e1" officeooo:paragraph-rsid="001958e1"/>
    </style:style>
    <style:style style:name="P30" style:family="paragraph" style:parent-style-name="Heading_20_1">
      <style:text-properties style:font-name="Bitstream Charter"/>
    </style:style>
    <style:style style:name="P31" style:family="paragraph" style:parent-style-name="Heading_20_1">
      <style:text-properties style:font-name="Bitstream Charter" officeooo:rsid="0033a529" officeooo:paragraph-rsid="0033a529"/>
    </style:style>
    <style:style style:name="P32" style:family="paragraph" style:parent-style-name="Heading_20_1">
      <style:text-properties style:font-name="Bitstream Charter" officeooo:rsid="00209ff9" officeooo:paragraph-rsid="00209ff9"/>
    </style:style>
    <style:style style:name="P33" style:family="paragraph" style:parent-style-name="Heading_20_1">
      <style:text-properties style:font-name="Bitstream Charter" officeooo:rsid="001958e1" officeooo:paragraph-rsid="002a4e7f"/>
    </style:style>
    <style:style style:name="T1" style:family="text">
      <style:text-properties style:font-name="Bitstream Charter" officeooo:rsid="001958e1"/>
    </style:style>
    <style:style style:name="T2" style:family="text">
      <style:text-properties style:font-name="Bitstream Charter" officeooo:rsid="004823cf"/>
    </style:style>
    <style:style style:name="T3" style:family="text">
      <style:text-properties style:font-name="Bitstream Charter" officeooo:rsid="0065400b"/>
    </style:style>
    <style:style style:name="T4" style:family="text">
      <style:text-properties style:font-name="Bitstream Charter" officeooo:rsid="004c0125"/>
    </style:style>
    <style:style style:name="T5" style:family="text">
      <style:text-properties style:font-name="Bitstream Charter" officeooo:rsid="00604234"/>
    </style:style>
    <style:style style:name="T6" style:family="text">
      <style:text-properties fo:color="#1f497d" style:font-name="Bitstream Charter" fo:font-size="11pt" fo:language="en" fo:country="US"/>
    </style:style>
    <style:style style:name="T7" style:family="text">
      <style:text-properties fo:color="#1f497d" style:font-name="Bitstream Charter" fo:font-size="11pt" fo:language="de" fo:country="DE"/>
    </style:style>
    <style:style style:name="T8" style:family="text">
      <style:text-properties officeooo:rsid="0028fd9f"/>
    </style:style>
    <style:style style:name="T9" style:family="text">
      <style:text-properties officeooo:rsid="0041016e"/>
    </style:style>
    <style:style style:name="T10" style:family="text">
      <style:text-properties officeooo:rsid="00475980"/>
    </style:style>
    <style:style style:name="T11" style:family="text">
      <style:text-properties officeooo:rsid="0033a529"/>
    </style:style>
    <style:style style:name="T12" style:family="text">
      <style:text-properties officeooo:rsid="001958e1"/>
    </style:style>
    <style:style style:name="T13" style:family="text">
      <style:text-properties officeooo:rsid="005559e2"/>
    </style:style>
    <style:style style:name="T14" style:family="text">
      <style:text-properties officeooo:rsid="005b0d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31" text:outline-level="1">TODO <text:span text:style-name="T10">Prio 1</text:span></text:h>
      <text:list xml:id="list3395823093897499231" text:style-name="L1">
        <text:list-item>
          <text:p text:style-name="P3"><text:span text:style-name="T14">(P1.1) Allgemeine Verschönerungen</text:span></text:p>
          <text:list>
            <text:list-item>
              <text:p text:style-name="P9">assertThat: Argumente vertauschen</text:p>
            </text:list-item>
            <text:list-item>
              <text:p text:style-name="P25">IntelliJ/SonarQube drüber laufen lassen</text:p>
            </text:list-item>
            <text:list-item>
              <text:p text:style-name="P23">TODO SF</text:p>
            </text:list-item>
            <text:list-item>
              <text:p text:style-name="P27">Alles durchgehen und aufräumen; neue Verbesserungen identifizieren</text:p>
            </text:list-item>
            <text:list-item>
              <text:p text:style-name="P26">Statische Felder nur generieren, wenn sie auch gebraucht werden (ValidationVisitor)</text:p>
            </text:list-item>
            <text:list-item>
              <text:p text:style-name="P14">Visitoren als Service mit Context-Objekt implementieren</text:p>
            </text:list-item>
            <text:list-item>
              <text:p text:style-name="P12">Refactoring von AST</text:p>
              <text:list>
                <text:list-item>
                  <text:p text:style-name="P12">Precedence herausziehen in Enum?</text:p>
                </text:list-item>
                <text:list-item>
                  <text:p text:style-name="P12">Symbol-Enum</text:p>
                </text:list-item>
              </text:list>
            </text:list-item>
            <text:list-item>
              <text:p text:style-name="P4">getMaxStack implementieren</text:p>
            </text:list-item>
          </text:list>
        </text:list-item>
        <text:list-item>
          <text:p text:style-name="P6"><text:span text:style-name="T14">(P1.2) </text:span>Grammatik und Unit-Tests</text:p>
          <text:list>
            <text:list-item>
              <text:p text:style-name="P5">Improve class name and remove JAVALETTER, JAVALETTERORDIGIT</text:p>
            </text:list-item>
            <text:list-item>
              <text:p text:style-name="P7">Visitor anstelle von Listener etablieren <text:span text:style-name="T9">und FunctionDefinition erzeugen aus CST.</text:span></text:p>
            </text:list-item>
            <text:list-item>
              <text:p text:style-name="P8">Check operator precendence</text:p>
            </text:list-item>
            <text:list-item>
              <text:p text:style-name="P8"><text:span text:style-name="T11">N</text:span>EG, POS</text:p>
            </text:list-item>
          </text:list>
        </text:list-item>
      </text:list>
      <text:h text:style-name="P32" text:outline-level="1">TODO <text:span text:style-name="T10">Prio 2 und Prio 3</text:span></text:h>
      <text:list xml:id="list897556133302286159" text:style-name="L2">
        <text:list-item>
          <text:p text:style-name="P10">README.md <text:span text:style-name="T8">und Grafiken</text:span></text:p>
        </text:list-item>
        <text:list-item>
          <text:p text:style-name="P13"><text:span text:style-name="T13">Viel mehr </text:span>Unit-Tests oder Funktionenschatz ausdünnen!!!</text:p>
        </text:list-item>
      </text:list>
      <text:list xml:id="list3996280792965474061" text:style-name="L3">
        <text:list-item>
          <text:p text:style-name="P15">DiffVisitor</text:p>
        </text:list-item>
        <text:list-item>
          <text:p text:style-name="P16">Sum, Product einführen</text:p>
        </text:list-item>
        <text:list-item>
          <text:p text:style-name="P17">For-Loop</text:p>
        </text:list-item>
        <text:list-item>
          <text:p text:style-name="P18"><text:soft-page-break/>Weitere Implementierungen von FunctionEvaluationKernel (siehe unten) und Performance-Tests.</text:p>
        </text:list-item>
        <text:list-item>
          <text:p text:style-name="P24">Spezielle Optimierungen möglich für x86-Architektur???</text:p>
        </text:list-item>
      </text:list>
      <text:h text:style-name="P33" text:outline-level="1">Einleitung</text:h>
      <text:p text:style-name="P1"><text:span text:style-name="T12">E</text:span>ntwicklung einer Library, die mathematische Ausdrücke parst und dann den AST durchwandert und Bytecode generiert, der eine schnelle wiederholbare Funktionsauswertung möglich macht.</text:p>
      <text:h text:style-name="P30" text:outline-level="1">Parser Generatoren</text:h>
      <text:list xml:id="list61865508201203948" text:style-name="L4">
        <text:list-item>
          <text:p text:style-name="P19">JavaCC<text:line-break/>angeblich viel schneller als ANTLR (3 oder 4?)<text:line-break/>Syntax-Mischmasch vermeidbar?</text:p>
        </text:list-item>
        <text:list-item>
          <text:p text:style-name="P19">ANTLR4<text:line-break/>genau das, was ich möchte</text:p>
        </text:list-item>
        <text:list-item>
          <text:p text:style-name="P19">Xtext<text:line-break/>setzt noch ganz viel oben drauf neben dem Parser (=ANTLR3)</text:p>
        </text:list-item>
      </text:list>
      <text:h text:style-name="P30" text:outline-level="1">Java Arithmetik Expression Evaluation</text:h>
      <text:list xml:id="list1838680768396837390" text:style-name="L5">
        <text:list-item>
          <text:p text:style-name="P21">GitHub EvalEx<text:line-break/>einfacher Parser ohne weitere Abhängigkeiten<text:line-break/>keine Bytecode-Generierung</text:p>
        </text:list-item>
        <text:list-item>
          <text:p text:style-name="P21">mathparser.org<text:line-break/>reiner Parser. Kein Bytecode-Generierung<text:line-break/>sehr komplex verglichen zu EvalEx und exp4j</text:p>
        </text:list-item>
        <text:list-item>
          <text:p text:style-name="P21">exp4j<text:line-break/>genau wie EvalEx</text:p>
        </text:list-item>
        <text:list-item>
          <text:p text:style-name="P21">matheval @ sourceforge.net<text:line-break/>ähnlich wie mathparser.org<text:line-break/>keine Bytecode-Generierung</text:p>
        </text:list-item>
      </text:list>
      <text:h text:style-name="P30" text:outline-level="1">Bytecode Generierung</text:h>
      <text:list xml:id="list5676482538124927379" text:style-name="L6">
        <text:list-item>
          <text:p text:style-name="P22">ByteBuddy<text:line-break/><text:soft-page-break/>erweitert ASM<text:line-break/>optimiert auf Laufzeit-Geschwindigkeit</text:p>
        </text:list-item>
        <text:list-item>
          <text:p text:style-name="P22">CGLIB<text:line-break/>verwendet auch ASM<text:line-break/>hat Enhancer, BeanCreator usw.</text:p>
        </text:list-item>
        <text:list-item>
          <text:p text:style-name="P22">Apache BCEL (Bytecode Engineering Library)<text:line-break/>???</text:p>
        </text:list-item>
        <text:list-item>
          <text:p text:style-name="P22">ASM<text:line-break/>ist sehr klein, sehr schnell, keine Abhängigkeiten, low-level<text:line-break/>hat ASMifier!!!<text:line-break/>behandelt Opcodes direkt</text:p>
        </text:list-item>
      </text:list>
      <text:h text:style-name="P30" text:outline-level="1">Weitere Punkte</text:h>
      <text:list xml:id="list4029247596441955659" text:style-name="L7">
        <text:list-item>
          <text:p text:style-name="P20">Bücher</text:p>
          <text:list>
            <text:list-item>
              <text:p text:style-name="P28"><text:span text:style-name="T1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6">https://wwwmath.uni-muenster.de/statistik/paulsen/WeiterePublikationen/Versicherungsmathematik.pdf</text:span></text:a></text:p>
            </text:list-item>
            <text:list-item>
              <text:p text:style-name="P28"><text:span text:style-name="T1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7">http://www.math.ethz.ch/finance/Skripte/LV12_v060_151003.pdf</text:span></text:a></text:p>
            </text:list-item>
            <text:list-item>
              <text:p text:style-name="P20">Hartmut Milbrodt, Manfred Helbig, Mathematische Methoden der Personenversicherung</text:p>
            </text:list-item>
          </text:list>
        </text:list-item>
        <text:list-item>
          <text:p text:style-name="P20">Nicht nur double, auch int betrachten</text:p>
        </text:list-item>
        <text:list-item>
          <text:p text:style-name="P20">„github antlr arithmetic“ googeln =&gt; Expression-Grammatik</text:p>
        </text:list-item>
        <text:list-item>
          <text:p text:style-name="P29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6-09T21:54:35.554631046</dc:date>
    <dc:creator>Stefan Friedrich</dc:creator>
    <meta:editing-duration>PT2H30M28S</meta:editing-duration>
    <meta:editing-cycles>81</meta:editing-cycles>
    <meta:document-statistic meta:table-count="0" meta:image-count="0" meta:object-count="0" meta:page-count="3" meta:paragraph-count="50" meta:word-count="327" meta:character-count="2527" meta:non-whitespace-character-count="2284"/>
  </office:meta>
</office:document-meta>
</file>